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ableColumn3" style:family="table-column">
      <style:table-column-properties style:column-width="1.8083in" style:use-optimal-column-width="false"/>
    </style:style>
    <style:style style:name="TableColumn4" style:family="table-column">
      <style:table-column-properties style:column-width="4.8881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Standard" style:family="paragraph"/>
    <style:style style:name="P12" style:parent-style-name="Standard" style:family="paragraph"/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Standard" style:family="paragraph"/>
    <style:style style:name="P17" style:parent-style-name="Standard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Standard" style:family="paragraph"/>
    <style:style style:name="P34" style:parent-style-name="Standard" style:family="paragraph"/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Standard" style:family="paragraph"/>
    <style:style style:name="P39" style:parent-style-name="Standard" style:family="paragraph"/>
  </office:automatic-styles>
  <office:body>
    <office:text text:use-soft-page-breaks="true">
      <text:h text:style-name="P1" text:outline-level="1">Aide pour le remplir le tableau de synthèse pour l’épreuve orale E4</text:h>
      <text:p text:style-name="Standard">Voici pour chaque compétence du tableau, des types de réalisations professionnelles (activités, projets) <text:s/>pouvant correspondre. <text:s/></text:p>
      <text:p text:style-name="Standard"/>
      <text:p text:style-name="Standard">V1 du 2021 12 15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Compétences</text:p>
          </table:table-cell>
          <table:table-cell table:style-name="TableCell7">
            <text:p text:style-name="TableContents">Réalisations professionnelles</text:p>
          </table:table-cell>
        </table:table-row>
        <table:table-row table:style-name="TableRow8">
          <table:table-cell table:style-name="TableCell9">
            <text:p text:style-name="Standard">Gérer le patrimoine informatique</text:p>
          </table:table-cell>
          <table:table-cell table:style-name="TableCell10">
            <text:list text:style-name="LFO1" text:continue-numbering="true">
              <text:list-item>
                <text:p text:style-name="P11">Documentation Javadoc du projet GSB Java (pour les règles de nommage et codage) (M. Buffeteau)</text:p>
              </text:list-item>
              <text:list-item>
                <text:p text:style-name="P12">Activité de gestion de configuration avec GLPI (M. Foujols)</text:p>
              </text:list-item>
            </text:list>
          </table:table-cell>
        </table:table-row>
        <table:table-row table:style-name="TableRow13">
          <table:table-cell table:style-name="TableCell14">
            <text:p text:style-name="Standard">Répondre aux<text:s/>incidents et aux demandes d’assistance et d’évolution</text:p>
          </table:table-cell>
          <table:table-cell table:style-name="TableCell15">
            <text:list text:style-name="LFO1" text:continue-numbering="true">
              <text:list-item>
                <text:p text:style-name="P16">Activité de gestion de tickets d’incident avec GLPI (M. Foujols)</text:p>
              </text:list-item>
              <text:list-item>
                <text:p text:style-name="P17">Activité de stage concernant la gestion de tickets d’incidents, ou des demandes d’assistance ou des demandes d’évolution (ex : maintenance corrective, évolution d’un projet existant, etc.)</text:p>
              </text:list-item>
            </text:list>
          </table:table-cell>
        </table:table-row>
        <table:table-row table:style-name="TableRow18">
          <table:table-cell table:style-name="TableCell19">
            <text:p text:style-name="Standard">Développer la présence en ligne de l’organisation</text:p>
          </table:table-cell>
          <table:table-cell table:style-name="TableCell20">
            <text:list text:style-name="LFO1" text:continue-numbering="true">
              <text:list-item>
                <text:p text:style-name="P21">Projet web GSB matériel (Sous compétence 3 : Participer à l’évolution d’un site Web exploitant les données de l’organisation) (M. Vincent)</text:p>
              </text:list-item>
              <text:list-item>
                <text:p text:style-name="P22">Projet web<text:s/>en stage : (Sous compétence 3 : Participer à l’évolution d’un site Web exploitant les données de l’organisation)</text:p>
              </text:list-item>
              <text:list-item>
                <text:p text:style-name="P23">Activité de référencement, pendant un stage (Sous compétence 2 : Participer à l’évolution d’un site Web exploitant les données de l’organisation)</text:p>
              </text:list-item>
            </text:list>
          </table:table-cell>
        </table:table-row>
        <table:table-row table:style-name="TableRow24">
          <table:table-cell table:style-name="TableCell25">
            <text:p text:style-name="Standard">Travailler en mode projet</text:p>
          </table:table-cell>
          <table:table-cell table:style-name="TableCell26">
            <text:list text:style-name="LFO1" text:continue-numbering="true">
              <text:list-item>
                <text:p text:style-name="P27">Projets GSB (M. Buffeteau, M. Vincent) <text:s/>projets de stage : Phases d’organisation et de répartition des tâches, réalisation d’un planning prévisionnel de projet, modifier un planning de projet pour intégrer la réalité du déroulement des tâches*</text:p>
              </text:list-item>
              <text:list-item>
                <text:p text:style-name="P28">Projets de stage : Phases d’organisation et de répartition des tâches, réalisation d’un planning prévisionnel de projet, modifier un planning de projet pour intégrer la réalité du déroulement des tâches</text:p>
              </text:list-item>
              <text:list-item>
                <text:p text:style-name="P29">Diagramme gantt</text:p>
              </text:list-item>
            </text:list>
          </table:table-cell>
        </table:table-row>
        <table:table-row table:style-name="TableRow30">
          <table:table-cell table:style-name="TableCell31">
            <text:p text:style-name="Standard">Mettre à disposition des utilisateurs un service informatique</text:p>
          </table:table-cell>
          <table:table-cell table:style-name="TableCell32">
            <text:list text:style-name="LFO1" text:continue-numbering="true">
              <text:list-item>
                <text:p text:style-name="P33">Projets GSB (M. Buffeteau, M. Vincent) concernant l’une au moins de ces activités : tests d’intégration ou d’acceptation, déploiement, accompagnement des utilisateurs.</text:p>
              </text:list-item>
              <text:list-item>
                <text:p text:style-name="P34">Projets de stage, concernant l’une au moins de ces activités : tests d’intégration ou d’acceptation, déploiement, accompagnement des utilisateurs</text:p>
              </text:list-item>
            </text:list>
          </table:table-cell>
        </table:table-row>
        <table:table-row table:style-name="TableRow35">
          <table:table-cell table:style-name="TableCell36">
            <text:p text:style-name="Standard">Organiser son développement professionnel</text:p>
          </table:table-cell>
          <table:table-cell table:style-name="TableCell37">
            <text:list text:style-name="LFO1" text:continue-numbering="true">
              <text:list-item>
                <text:p text:style-name="P38">Activité de veille technologique (M. Vincent)</text:p>
              </text:list-item>
              <text:list-item>
                <text:p text:style-name="P39">Portfolio (M. Foujols)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lvin pierre</dc:creator>
    <meta:creation-date>2021-12-15T10:54:00Z</meta:creation-date>
    <dc:date>2022-02-21T12:04:00Z</dc:date>
    <meta:template xlink:href="Normal.dotm" xlink:type="simple"/>
    <meta:editing-cycles>5</meta:editing-cycles>
    <meta:editing-duration>PT4860S</meta:editing-duration>
    <meta:document-statistic meta:page-count="1" meta:paragraph-count="4" meta:word-count="340" meta:character-count="2207" meta:row-count="15" meta:non-whitespace-character-count="1871"/>
  </office:meta>
</office:document-meta>
</file>